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6f9d4" fo:border="0.74pt solid #000000"/>
    </style:style>
    <style:style style:name="ce3" style:family="table-cell" style:parent-style-name="Default">
      <style:table-cell-properties fo:background-color="#ffdbb6"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 style:data-style-name="N37">
      <style:table-cell-properties fo:background-color="#f6f9d4" fo:border="0.74pt solid #000000"/>
    </style:style>
    <style:style style:name="ce6" style:family="table-cell" style:parent-style-name="Default" style:data-style-name="N37">
      <style:table-cell-properties fo:background-color="#ffdbb6" fo:border="0.74pt solid #000000"/>
    </style:style>
    <style:style style:name="ce7" style:family="table-cell" style:parent-style-name="Default" style:data-style-name="N37">
      <style:table-cell-properties fo:background-color="#b4c7d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5"/>
        <table:table-column table:style-name="co2" table:default-cell-style-name="ce2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ognome</text:p>
          </table:table-cell>
          <table:table-cell table:style-name="ce1" office:value-type="string" calcext:value-type="string">
            <text:p>Nascita</text:p>
          </table:table-cell>
          <table:table-cell table:style-name="ce1" office:value-type="string" calcext:value-type="string">
            <text:p>Ruolo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Cireddu</text:p>
          </table:table-cell>
          <table:table-cell office:value-type="date" office:date-value="2012-12-05" calcext:value-type="date">
            <text:p>05/12/12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string" calcext:value-type="string">
            <text:p>Margherita</text:p>
          </table:table-cell>
          <table:table-cell office:value-type="string" calcext:value-type="string">
            <text:p>Panetto</text:p>
          </table:table-cell>
          <table:table-cell office:value-type="date" office:date-value="2021-05-11" calcext:value-type="date">
            <text:p>11/05/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Boni</text:p>
          </table:table-cell>
          <table:table-cell office:value-type="date" office:date-value="2012-12-20" calcext:value-type="date">
            <text:p>20/12/12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Mauro</text:p>
          </table:table-cell>
          <table:table-cell office:value-type="date" office:date-value="2012-03-19" calcext:value-type="date">
            <text:p>19/03/12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table:style-name="ce3" office:value-type="string" calcext:value-type="string">
            <text:p>Arianna</text:p>
          </table:table-cell>
          <table:table-cell table:style-name="ce3" office:value-type="string" calcext:value-type="string">
            <text:p>Gillone</text:p>
          </table:table-cell>
          <table:table-cell table:style-name="ce6" office:value-type="date" office:date-value="2021-05-07" calcext:value-type="date">
            <text:p>07/05/21</text:p>
          </table:table-cell>
          <table:table-cell table:style-name="ce3" office:value-type="string" calcext:value-type="string">
            <text:p>MB (Se può giocare)</text:p>
          </table:table-cell>
        </table:table-row>
        <table:table-row table:style-name="ro1">
          <table:table-cell table:style-name="ce4" office:value-type="string" calcext:value-type="string">
            <text:p>Valeria</text:p>
          </table:table-cell>
          <table:table-cell table:style-name="ce4" office:value-type="string" calcext:value-type="string">
            <text:p>Gerace</text:p>
          </table:table-cell>
          <table:table-cell table:style-name="ce7" office:value-type="date" office:date-value="2013-02-18" calcext:value-type="date">
            <text:p>18/02/13</text:p>
          </table:table-cell>
          <table:table-cell table:style-name="ce4" office:value-type="string" calcext:value-type="string">
            <text:p>OH</text:p>
          </table:table-cell>
        </table:table-row>
        <table:table-row table:style-name="ro1">
          <table:table-cell table:style-name="ce4" office:value-type="string" calcext:value-type="string">
            <text:p>Arianna</text:p>
          </table:table-cell>
          <table:table-cell table:style-name="ce4" office:value-type="string" calcext:value-type="string">
            <text:p>Torchia</text:p>
          </table:table-cell>
          <table:table-cell table:style-name="ce7" office:value-type="date" office:date-value="1013-12-22" calcext:value-type="date">
            <text:p>16/12/13</text:p>
          </table:table-cell>
          <table:table-cell table:style-name="ce4"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Silvia</text:p>
          </table:table-cell>
          <table:table-cell office:value-type="string" calcext:value-type="string">
            <text:p>Bergandi</text:p>
          </table:table-cell>
          <table:table-cell office:value-type="date" office:date-value="2012-10-19" calcext:value-type="date">
            <text:p>19/10/12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string" calcext:value-type="string">
            <text:p>Beatrice</text:p>
          </table:table-cell>
          <table:table-cell office:value-type="string" calcext:value-type="string">
            <text:p>Goy</text:p>
          </table:table-cell>
          <table:table-cell office:value-type="date" office:date-value="2012-12-23" calcext:value-type="date">
            <text:p>23/12/12</text:p>
          </table:table-cell>
          <table:table-cell office:value-type="string" calcext:value-type="string">
            <text:p>Libero</text:p>
          </table:table-cell>
        </table:table-row>
        <table:table-row table:style-name="ro1">
          <table:table-cell table:style-name="ce3" office:value-type="string" calcext:value-type="string">
            <text:p>Carolina</text:p>
          </table:table-cell>
          <table:table-cell table:style-name="ce3" office:value-type="string" calcext:value-type="string">
            <text:p>Morizio</text:p>
          </table:table-cell>
          <table:table-cell table:style-name="ce6" office:value-type="date" office:date-value="2012-10-13" calcext:value-type="date">
            <text:p>13/10/12</text:p>
          </table:table-cell>
          <table:table-cell table:style-name="ce3" office:value-type="string" calcext:value-type="string">
            <text:p>giocherà?</text:p>
          </table:table-cell>
        </table:table-row>
        <table:table-row table:style-name="ro1">
          <table:table-cell office:value-type="string" calcext:value-type="string">
            <text:p>Giulia</text:p>
          </table:table-cell>
          <table:table-cell office:value-type="string" calcext:value-type="string">
            <text:p>Perissinotto</text:p>
          </table:table-cell>
          <table:table-cell office:value-type="date" office:date-value="2012-04-11" calcext:value-type="date">
            <text:p>11/04/12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Tapparo</text:p>
          </table:table-cell>
          <table:table-cell office:value-type="date" office:date-value="2012-09-10" calcext:value-type="date">
            <text:p>10/09/12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string" calcext:value-type="string">
            <text:p>Irene</text:p>
          </table:table-cell>
          <table:table-cell office:value-type="string" calcext:value-type="string">
            <text:p>Negro Bitu</text:p>
          </table:table-cell>
          <table:table-cell office:value-type="date" office:date-value="2012-08-13" calcext:value-type="date">
            <text:p>13/08/12</text:p>
          </table:table-cell>
          <table:table-cell office:value-type="string" calcext:value-type="string">
            <text:p>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1:07:06.799857151</meta:creation-date>
    <meta:print-date>2024-03-05T11:23:28.793684479</meta:print-date>
    <dc:date>2024-03-05T18:16:07.643322938</dc:date>
    <meta:editing-duration>PT7H9M1S</meta:editing-duration>
    <meta:editing-cycles>2</meta:editing-cycles>
    <meta:generator>LibreOffice/7.4.4.2$MacOSX_X86_64 LibreOffice_project/85569322deea74ec9134968a29af2df5663baa21</meta:generator>
    <meta:document-statistic meta:table-count="1" meta:cell-count="56" meta:object-count="0"/>
  </office:meta>
</office:document-meta>
</file>